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есты" style:family="table">
      <style:table-properties style:width="6.6931in" table:align="margins"/>
    </style:style>
    <style:style style:name="Тесты.A" style:family="table-column">
      <style:table-column-properties style:column-width="4.6632in" style:rel-column-width="45660*"/>
    </style:style>
    <style:style style:name="Тесты.B" style:family="table-column">
      <style:table-column-properties style:column-width="2.0299in" style:rel-column-width="19875*"/>
    </style:style>
    <style:style style:name="Тесты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есты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есты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есты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style:line-height-at-least="0.198in"/>
      <style:text-properties fo:language="zxx" fo:country="none" officeooo:rsid="0006f662" officeooo:paragraph-rsid="0006f662" style:language-asian="zxx" style:country-asian="none" style:language-complex="zxx" style:country-complex="none"/>
    </style:style>
    <style:style style:name="P2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06f662" officeooo:paragraph-rsid="0006f66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5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Standard" style:list-style-name="L1">
      <style:paragraph-properties style:line-height-at-least="0.198in"/>
      <style:text-properties fo:language="zxx" fo:country="none" officeooo:paragraph-rsid="0006f662" style:language-asian="zxx" style:country-asian="none" style:language-complex="zxx" style:country-complex="none"/>
    </style:style>
    <style:style style:name="P7" style:family="paragraph" style:parent-style-name="Standard" style:list-style-name="L1">
      <style:paragraph-properties style:line-height-at-least="0.198in"/>
      <style:text-properties fo:language="zxx" fo:country="none" officeooo:rsid="0006f662" officeooo:paragraph-rsid="0006f662" style:language-asian="zxx" style:country-asian="none" style:language-complex="zxx" style:country-complex="none"/>
    </style:style>
    <style:style style:name="T1" style:family="text">
      <style:text-properties officeooo:rsid="0006f66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993d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сты</text:p>
      <text:h text:style-name="P5" text:outline-level="1">Порядок выполнения:</text:h>
      <text:list text:style-name="L1">
        <text:list-item>
          <text:p text:style-name="P6">Прошить Atmega2560 <text:span text:style-name="T1">тестовым </text:span>скетчем <text:span text:style-name="T2">test_servo_buttons</text:span>.</text:p>
        </text:list-item>
        <text:list-item>
          <text:p text:style-name="P7">Сервопривод должен повернуться в положение 0 градусов.</text:p>
        </text:list-item>
        <text:list-item>
          <text:p text:style-name="P7">Нажать кнопку на верхней панел<text:span text:style-name="T3">и</text:span> робота.</text:p>
        </text:list-item>
        <text:list-item>
          <text:p text:style-name="P7">Сервопривод должен повернуться в положение 90 градусов.</text:p>
        </text:list-item>
      </text:list>
      <text:h text:style-name="P5" text:outline-level="1">Результаты</text:h>
      <table:table table:name="Тесты" table:style-name="Тесты" table:template-name="Default Style">
        <table:table-column table:style-name="Тесты.A"/>
        <table:table-column table:style-name="Тесты.B"/>
        <table:table-row>
          <table:table-cell table:style-name="Тесты.A1" office:value-type="string">
            <text:p text:style-name="P3">Тест</text:p>
          </table:table-cell>
          <table:table-cell table:style-name="Тесты.B1" office:value-type="string">
            <text:p text:style-name="P3">Результат</text:p>
          </table:table-cell>
        </table:table-row>
        <table:table-row>
          <table:table-cell table:style-name="Тесты.A2" office:value-type="string">
            <text:p text:style-name="P3">Сервопривод повернулся на 0</text:p>
          </table:table-cell>
          <table:table-cell table:style-name="Тесты.B2" office:value-type="string">
            <text:p text:style-name="P4"/>
          </table:table-cell>
        </table:table-row>
        <table:table-row>
          <table:table-cell table:style-name="Тесты.A2" office:value-type="string">
            <text:p text:style-name="P3">Сервопривод повернулся на 90 после нажатия кнопки</text:p>
          </table:table-cell>
          <table:table-cell table:style-name="Тесты.B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22:56:57.750850549</meta:creation-date>
    <dc:date>2023-02-27T23:05:24.028785408</dc:date>
    <meta:editing-duration>PT7M42S</meta:editing-duration>
    <meta:editing-cycles>4</meta:editing-cycles>
    <meta:generator>LibreOffice/7.4.2.3$Linux_X86_64 LibreOffice_project/40$Build-3</meta:generator>
    <meta:document-statistic meta:table-count="1" meta:image-count="0" meta:object-count="0" meta:page-count="1" meta:paragraph-count="11" meta:word-count="46" meta:character-count="334" meta:non-whitespace-character-count="303"/>
  </office:meta>
</office:document-meta>
</file>